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4586" draw:textarea-horizontal-align="justify" draw:textarea-vertical-align="middle" draw:auto-grow-height="false" fo:min-height="1.401cm" fo:min-width="4.072cm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 fo:min-height="1.401cm" fo:min-width="4.072cm"/>
    </style:style>
    <style:style style:name="gr3" style:family="graphic" style:parent-style-name="standard">
      <style:graphic-properties draw:fill="solid" draw:fill-color="#7e0021" draw:textarea-horizontal-align="justify" draw:textarea-vertical-align="middle" draw:auto-grow-height="false" fo:min-height="1.401cm" fo:min-width="4.072cm"/>
    </style:style>
    <style:style style:name="gr4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5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fill-color="#ff3333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9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378cm"/>
    </style:style>
    <style:style style:name="gr9" style:family="graphic" style:parent-style-name="standard">
      <style:graphic-properties draw:stroke="solid" draw:stroke-dash="Ultrafine_20_2_20_Dots_20_3_20_Dashes" draw:fill="solid" draw:fill-color="#9999cc" draw:textarea-horizontal-align="justify" draw:textarea-vertical-align="middle" draw:auto-grow-height="false" fo:min-height="0.639cm" fo:min-width="3.818cm"/>
    </style:style>
    <style:style style:name="gr10" style:family="graphic" style:parent-style-name="standard">
      <style:graphic-properties draw:stroke="solid" draw:stroke-dash="Ultrafine_20_2_20_Dots_20_3_20_Dashes" draw:fill="solid" draw:fill-color="#9999cc" draw:textarea-horizontal-align="justify" draw:textarea-vertical-align="middle" draw:auto-grow-height="false" fo:min-height="0.69cm" fo:min-width="3.818cm"/>
    </style:style>
    <style:style style:name="gr11" style:family="graphic" style:parent-style-name="standard">
      <style:graphic-properties draw:stroke="solid" draw:stroke-dash="Ultrafine_20_2_20_Dots_20_3_20_Dashes" draw:fill="solid" draw:fill-color="#9999cc" draw:textarea-horizontal-align="justify" draw:textarea-vertical-align="middle" draw:auto-grow-height="false" fo:min-height="4.932cm" fo:min-width="3.818cm"/>
    </style:style>
    <style:style style:name="gr12" style:family="graphic" style:parent-style-name="standard">
      <style:graphic-properties draw:stroke="dash" draw:stroke-dash="Fine_20_Dashed" draw:fill="solid" draw:fill-color="#99ccff" draw:textarea-horizontal-align="justify" draw:textarea-vertical-align="middle" draw:auto-grow-height="false" fo:min-height="0.385cm" fo:min-width="3.383cm"/>
    </style:style>
    <style:style style:name="gr13" style:family="graphic" style:parent-style-name="standard">
      <style:graphic-properties draw:stroke="solid" draw:stroke-dash="Ultrafine_20_2_20_Dots_20_3_20_Dashes" draw:fill="solid" draw:fill-color="#9999cc" draw:textarea-horizontal-align="justify" draw:textarea-vertical-align="middle" draw:auto-grow-height="false" fo:min-height="0.733cm" fo:min-width="3.818cm"/>
    </style:style>
    <style:style style:name="gr14" style:family="graphic" style:parent-style-name="standard">
      <style:graphic-properties draw:stroke="solid" draw:stroke-dash="Ultrafine_20_2_20_Dots_20_3_20_Dashes" draw:fill="solid" draw:fill-color="#9999cc" draw:textarea-horizontal-align="justify" draw:textarea-vertical-align="middle" draw:auto-grow-height="false" fo:min-height="0.73cm" fo:min-width="3.818cm"/>
    </style:style>
    <style:style style:name="gr15" style:family="graphic" style:parent-style-name="standard">
      <style:graphic-properties draw:stroke="solid" draw:stroke-dash="Ultrafine_20_2_20_Dots_20_3_20_Dashes" draw:fill="solid" draw:fill-color="#9999cc" draw:textarea-horizontal-align="justify" draw:textarea-vertical-align="middle" draw:auto-grow-height="false" fo:min-height="0.727cm" fo:min-width="3.818cm"/>
    </style:style>
    <style:style style:name="gr16" style:family="graphic" style:parent-style-name="objectwithoutfill">
      <style:graphic-properties draw:stroke="solid" draw:stroke-dash="Fine_20_Dashed" draw:marker-end="Arrow" draw:marker-end-width="0.3cm" draw:fill="none" draw:fill-color="#99cc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197cm"/>
    </style:style>
    <style:style style:name="gr1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37cm" fo:min-width="3.698cm"/>
    </style:style>
    <style:style style:name="gr1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color="#dddddd" style:font-name="Times New Roman" fo:font-size="24pt" style:font-size-asian="24pt" style:font-size-complex="2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dddddd" style:font-name="Times New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1.651cm" svg:x="18.147cm" svg:y="8.59cm">
          <text:p text:style-name="P1"><text:span text:style-name="T1">Im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2" xml:id="id3" draw:id="id3" draw:layer="layout" svg:width="4.571cm" svg:height="1.65cm" svg:x="8.97cm" svg:y="2.58cm" svg:viewBox="0 0 4572 1651" svg:d="M0 1651v-1651h4572v1651zM3302 635v-635h1270v635zM3850 489h-51l-45-185-9-40c-1 7-4 17-7 31s-19 78-49 194h-50l-73-261h43l44 177c1 4 4 20 10 48l4-18 55-207h46l46 179 11 46 8-33 49-192h42zM3956 173v-42h43v42zM3956 489v-261h43v261zM4231 489v-165c0-18-1-31-5-41-3-9-8-16-16-20-7-4-18-6-32-6-21 0-38 7-50 21s-18 34-18 60v151h-43v-205c0-31-1-49-2-56h41c0 1 1 3 1 7 0 3 0 7 0 12 1 4 1 13 1 26h1c10-18 21-31 35-39 13-7 29-11 48-11 29 0 50 7 63 22 14 14 20 37 20 70v174z">
          <text:p text:style-name="P1"><text:span text:style-name="T1">Capture</text:span></text:p>
        </draw:path>
        <draw:path draw:style-name="gr3" draw:text-style-name="P2" xml:id="id1" draw:id="id1" draw:layer="layout" svg:width="4.571cm" svg:height="1.65cm" svg:x="10.24cm" svg:y="5.59cm" svg:viewBox="0 0 4572 1651" svg:d="M0 1651v-1651h4572v1651zM3302 635v-635h1270v635zM3850 489h-51l-45-185-9-40c-1 7-4 17-7 31s-19 78-49 194h-50l-73-261h43l44 177c1 4 4 20 10 48l4-18 55-207h46l46 179 11 46 8-33 49-192h42zM3956 173v-42h43v42zM3956 489v-261h43v261zM4231 489v-165c0-18-1-31-5-41-3-9-8-16-16-20-7-4-18-6-32-6-21 0-38 7-50 21s-18 34-18 60v151h-43v-205c0-31-1-49-2-56h41c0 1 1 3 1 7 0 3 0 7 0 12 1 4 1 13 1 26h1c10-18 21-31 35-39 13-7 29-11 48-11 29 0 50 7 63 22 14 14 20 37 20 70v174z">
          <text:p text:style-name="P1"><text:span text:style-name="T1">Forms</text:span><text:span text:style-name="T1"><text:line-break/></text:span><text:span text:style-name="T1">Recognition</text:span></text:p>
        </draw:path>
        <draw:path draw:style-name="gr2" draw:text-style-name="P2" xml:id="id6" draw:id="id6" draw:layer="layout" svg:width="4.571cm" svg:height="1.65cm" svg:x="33.62cm" svg:y="13.558cm" svg:viewBox="0 0 4572 1651" svg:d="M0 1651v-1651h4572v1651zM3302 635v-635h1270v635zM3850 489h-51l-45-185-9-40c-1 7-4 17-7 31s-19 78-49 194h-50l-73-261h43l44 177c1 4 4 20 10 48l4-18 55-207h46l46 179 11 46 8-33 49-192h42zM3956 173v-42h43v42zM3956 489v-261h43v261zM4231 489v-165c0-18-1-31-5-41-3-9-8-16-16-20-7-4-18-6-32-6-21 0-38 7-50 21s-18 34-18 60v151h-43v-205c0-31-1-49-2-56h41c0 1 1 3 1 7 0 3 0 7 0 12 1 4 1 13 1 26h1c10-18 21-31 35-39 13-7 29-11 48-11 29 0 50 7 63 22 14 14 20 37 20 70v174z">
          <text:p text:style-name="P1"><text:span text:style-name="T1">Inbound</text:span><text:span text:style-name="T1"><text:line-break/></text:span><text:span text:style-name="T1">Refinery</text:span></text:p>
        </draw:path>
        <draw:custom-shape draw:style-name="gr1" draw:text-style-name="P2" xml:id="id4" draw:id="id4" draw:layer="layout" svg:width="4.572cm" svg:height="1.651cm" svg:x="26.74cm" svg:y="11.78cm">
          <text:p text:style-name="P1"><text:span text:style-name="T1">Content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572cm" svg:height="1.651cm" svg:x="26.74cm" svg:y="15.59cm">
          <text:p text:style-name="P1"><text:span text:style-name="T1">Records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595cm" svg:x1="14.812cm" svg:y1="6.415cm" svg:x2="18.147cm" svg:y2="9.415cm" draw:start-shape="id1" draw:end-shape="id2" svg:d="M14812 6415h1073v3000h2262" svg:viewBox="0 0 3336 3001">
          <text:p/>
        </draw:connector>
        <draw:connector draw:style-name="gr4" draw:text-style-name="P1" draw:layer="layout" draw:line-skew="0.04cm" svg:x1="13.542cm" svg:y1="3.405cm" svg:x2="18.147cm" svg:y2="9.415cm" draw:start-shape="id3" draw:start-glue-point="1" draw:end-shape="id2" svg:d="M13542 3405h2343v6010h2262" svg:viewBox="0 0 4606 6011">
          <text:p/>
        </draw:connector>
        <draw:connector draw:style-name="gr4" draw:text-style-name="P1" draw:layer="layout" draw:line-skew="-0.336cm" svg:x1="22.719cm" svg:y1="9.415cm" svg:x2="26.74cm" svg:y2="12.605cm" draw:start-shape="id2" draw:start-glue-point="1" draw:end-shape="id4" svg:d="M22719 9415h1675v3190h2346" svg:viewBox="0 0 4022 3191">
          <text:p/>
        </draw:connector>
        <draw:connector draw:style-name="gr4" draw:text-style-name="P1" draw:layer="layout" draw:line-skew="-0.336cm" svg:x1="22.719cm" svg:y1="9.415cm" svg:x2="26.74cm" svg:y2="16.415cm" draw:start-shape="id2" draw:end-shape="id5" svg:d="M22719 9415h1675v7000h2346" svg:viewBox="0 0 4022 7001">
          <text:p/>
        </draw:connector>
        <draw:connector draw:style-name="gr5" draw:text-style-name="P1" draw:layer="layout" svg:x1="31.312cm" svg:y1="12.605cm" svg:x2="33.62cm" svg:y2="14.383cm" draw:start-shape="id4" draw:start-glue-point="1" draw:end-shape="id6" svg:d="M31312 12605h1154v1778h1154" svg:viewBox="0 0 2309 1779">
          <text:p/>
        </draw:connector>
        <draw:connector draw:style-name="gr5" draw:text-style-name="P1" draw:layer="layout" svg:x1="31.312cm" svg:y1="16.415cm" svg:x2="33.62cm" svg:y2="14.383cm" draw:start-shape="id5" draw:end-shape="id6" svg:d="M31312 16415h1154v-2032h1154" svg:viewBox="0 0 2309 2033">
          <text:p/>
        </draw:connector>
        <draw:connector draw:style-name="gr4" draw:text-style-name="P1" draw:layer="layout" draw:line-skew="4.253cm" svg:x1="13.542cm" svg:y1="3.405cm" svg:x2="26.74cm" svg:y2="12.605cm" draw:start-shape="id3" draw:end-shape="id4" svg:d="M13542 3405h10852v9200h2346" svg:viewBox="0 0 13199 9201">
          <text:p/>
        </draw:connector>
        <draw:connector draw:style-name="gr4" draw:text-style-name="P1" draw:layer="layout" draw:line-skew="4.253cm" svg:x1="13.542cm" svg:y1="3.405cm" svg:x2="26.74cm" svg:y2="16.415cm" draw:start-shape="id3" draw:end-shape="id5" svg:d="M13542 3405h10852v13010h2346" svg:viewBox="0 0 13199 13011">
          <text:p/>
        </draw:connector>
        <draw:line draw:style-name="gr4" draw:text-style-name="P1" draw:layer="layout" svg:x1="11.541cm" svg:y1="4.175cm" svg:x2="11.541cm" svg:y2="5.599cm">
          <text:p/>
        </draw:line>
        <draw:frame draw:style-name="gr6" draw:text-style-name="P3" draw:layer="layout" svg:width="1.09cm" svg:height="0.641cm" svg:x="11.378cm" svg:y="4.608cm">
          <draw:text-box>
            <text:p><text:span text:style-name="T2">0, 1</text:span></text:p>
          </draw:text-box>
        </draw:frame>
        <draw:frame draw:style-name="gr6" draw:text-style-name="P3" draw:layer="layout" svg:width="1.09cm" svg:height="0.641cm" svg:x="15.769cm" svg:y="4.629cm">
          <draw:text-box>
            <text:p><text:span text:style-name="T2">0, 2</text:span></text:p>
          </draw:text-box>
        </draw:frame>
        <draw:frame draw:style-name="gr6" draw:text-style-name="P3" draw:layer="layout" svg:width="1.09cm" svg:height="0.641cm" svg:x="14.769cm" svg:y="5.834cm">
          <draw:text-box>
            <text:p><text:span text:style-name="T2">0, 1</text:span></text:p>
          </draw:text-box>
        </draw:frame>
        <draw:frame draw:style-name="gr7" draw:text-style-name="P3" draw:layer="layout" svg:width="1.484cm" svg:height="0.641cm" svg:x="16.093cm" svg:y="8.811cm">
          <draw:text-box>
            <text:p><text:span text:style-name="T2">0, 1, 2</text:span></text:p>
          </draw:text-box>
        </draw:frame>
        <draw:frame draw:style-name="gr6" draw:text-style-name="P3" draw:layer="layout" svg:width="1.09cm" svg:height="0.641cm" svg:x="24.267cm" svg:y="4.629cm">
          <draw:text-box>
            <text:p><text:span text:style-name="T2">0, 3</text:span></text:p>
          </draw:text-box>
        </draw:frame>
        <draw:frame draw:style-name="gr8" draw:text-style-name="P3" draw:layer="layout" svg:width="1.878cm" svg:height="0.641cm" svg:x="24.429cm" svg:y="12.021cm">
          <draw:text-box>
            <text:p><text:span text:style-name="T2">0, 1, 2, 3</text:span></text:p>
          </draw:text-box>
        </draw:frame>
        <draw:frame draw:style-name="gr8" draw:text-style-name="P3" draw:layer="layout" svg:width="1.878cm" svg:height="0.641cm" svg:x="24.434cm" svg:y="15.858cm">
          <draw:text-box>
            <text:p><text:span text:style-name="T2">0, 1, 2, 3</text:span></text:p>
          </draw:text-box>
        </draw:frame>
        <draw:frame draw:style-name="gr7" draw:text-style-name="P3" draw:layer="layout" svg:width="1.484cm" svg:height="0.641cm" svg:x="22.823cm" svg:y="8.844cm">
          <draw:text-box>
            <text:p><text:span text:style-name="T2">0, 1, 2</text:span></text:p>
          </draw:text-box>
        </draw:frame>
        <draw:custom-shape draw:style-name="gr9" draw:text-style-name="P4" xml:id="id12" draw:id="id12" draw:layer="layout" svg:width="4.318cm" svg:height="0.889cm" svg:x="1.859cm" svg:y="11.503cm">
          <text:p text:style-name="P1"><text:span text:style-name="T3">Web U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4.318cm" svg:height="0.94cm" svg:x="1.859cm" svg:y="12.503cm">
          <text:p text:style-name="P1"><text:span text:style-name="T3">Custom Apps</text:span></text:p>
          <draw:enhanced-geometry svg:viewBox="0 0 21600 21600" draw:type="rectangle" draw:enhanced-path="M 0 0 L 21600 0 21600 21600 0 21600 0 0 Z N"/>
        </draw:custom-shape>
        <draw:g xml:id="id14" draw:id="id14">
          <draw:custom-shape draw:style-name="gr11" draw:text-style-name="P5" draw:layer="layout" svg:width="4.318cm" svg:height="5.182cm" svg:x="1.859cm" svg:y="13.56cm">
            <text:p text:style-name="P1"><text:span text:style-name="T3">DI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3.883cm" svg:height="0.635cm" svg:x="2.067cm" svg:y="14.467cm">
            <text:p text:style-name="P1"><text:span text:style-name="T5">Microsoft Offic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3.883cm" svg:height="0.635cm" svg:x="2.067cm" svg:y="15.167cm">
            <text:p text:style-name="P1"><text:span text:style-name="T5">Microsoft Excel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3.883cm" svg:height="0.635cm" svg:x="2.067cm" svg:y="15.867cm">
            <text:p text:style-name="P1"><text:span text:style-name="T5">Microsoft Powerpoin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3.883cm" svg:height="0.635cm" svg:x="2.067cm" svg:y="16.567cm">
            <text:p text:style-name="P1"><text:span text:style-name="T5">Microsoft Outloo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3.883cm" svg:height="0.635cm" svg:x="2.067cm" svg:y="17.267cm">
            <text:p text:style-name="P1"><text:span text:style-name="T5">Lotus Not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3.883cm" svg:height="0.635cm" svg:x="2.067cm" svg:y="17.967cm">
            <text:p text:style-name="P1"><text:span text:style-name="T5">Windows Explorer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4" xml:id="id7" draw:id="id7" draw:layer="layout" svg:width="4.318cm" svg:height="0.983cm" svg:x="1.859cm" svg:y="1.803cm">
          <text:p text:style-name="P1"><text:span text:style-name="T3">Scanner or MF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4.318cm" svg:height="0.98cm" svg:x="1.859cm" svg:y="2.902cm">
          <text:p text:style-name="P1"><text:span text:style-name="T3">Service Email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9" draw:id="id9" draw:layer="layout" svg:width="4.318cm" svg:height="0.977cm" svg:x="1.859cm" svg:y="4.003cm">
          <text:p text:style-name="P1"><text:span text:style-name="T3">Import Direct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0" draw:id="id10" draw:layer="layout" svg:width="4.318cm" svg:height="0.977cm" svg:x="1.859cm" svg:y="8.403cm">
          <text:p text:style-name="P1"><text:span text:style-name="T3">Import Directory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4.318cm" svg:height="0.889cm" svg:x="1.859cm" svg:y="9.503cm">
          <text:p text:style-name="P1"><text:span text:style-name="T3">Web UI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6.177cm" svg:y1="2.294cm" svg:x2="8.97cm" svg:y2="3.405cm" draw:start-shape="id7" draw:end-shape="id3" svg:d="M6177 2294h1397v1111h1396" svg:viewBox="0 0 2794 1112">
          <text:p/>
        </draw:connector>
        <draw:connector draw:style-name="gr16" draw:text-style-name="P6" draw:layer="layout" svg:x1="6.177cm" svg:y1="3.392cm" svg:x2="8.97cm" svg:y2="3.405cm" draw:start-shape="id8" draw:end-shape="id3" svg:d="M6177 3392h1397v13h1396" svg:viewBox="0 0 2794 14">
          <text:p/>
        </draw:connector>
        <draw:connector draw:style-name="gr16" draw:text-style-name="P6" draw:layer="layout" svg:x1="6.177cm" svg:y1="4.491cm" svg:x2="8.97cm" svg:y2="3.405cm" draw:start-shape="id9" draw:start-glue-point="1" draw:end-shape="id3" svg:d="M6177 4491h1397v-1086h1396" svg:viewBox="0 0 2794 1087">
          <text:p/>
        </draw:connector>
        <draw:connector draw:style-name="gr16" draw:text-style-name="P6" draw:layer="layout" draw:line-skew="-4.588cm" svg:x1="6.177cm" svg:y1="8.891cm" svg:x2="18.147cm" svg:y2="9.415cm" draw:start-shape="id10" draw:end-shape="id2" svg:d="M6177 8891h1397v524h10573" svg:viewBox="0 0 11971 525">
          <text:p/>
        </draw:connector>
        <draw:connector draw:style-name="gr16" draw:text-style-name="P6" draw:layer="layout" draw:line-skew="-4.588cm" svg:x1="6.177cm" svg:y1="9.947cm" svg:x2="18.147cm" svg:y2="9.415cm" draw:start-shape="id11" draw:start-glue-point="1" draw:end-shape="id2" svg:d="M6177 9947h1397v-532h10573" svg:viewBox="0 0 11971 533">
          <text:p/>
        </draw:connector>
        <draw:connector draw:style-name="gr16" draw:text-style-name="P6" draw:layer="layout" draw:line-skew="-8.885cm" svg:x1="6.177cm" svg:y1="11.947cm" svg:x2="26.74cm" svg:y2="12.605cm" draw:start-shape="id12" draw:end-shape="id4" svg:d="M6177 11947h1397v658h19166" svg:viewBox="0 0 20564 659">
          <text:p/>
        </draw:connector>
        <draw:connector draw:style-name="gr16" draw:text-style-name="P6" draw:layer="layout" draw:line-skew="-8.885cm" svg:x1="6.177cm" svg:y1="12.973cm" svg:x2="26.74cm" svg:y2="12.605cm" draw:start-shape="id13" draw:end-shape="id4" svg:d="M6177 12973h1397v-368h19166" svg:viewBox="0 0 20564 369">
          <text:p/>
        </draw:connector>
        <draw:connector draw:style-name="gr16" draw:text-style-name="P6" draw:layer="layout" draw:line-skew="-8.885cm" svg:x1="6.177cm" svg:y1="16.151cm" svg:x2="26.74cm" svg:y2="12.605cm" draw:start-shape="id14" draw:end-shape="id4" svg:d="M6177 16151h1397v-3546h19166" svg:viewBox="0 0 20564 3547">
          <text:p/>
        </draw:connector>
        <draw:connector draw:style-name="gr16" draw:text-style-name="P6" draw:layer="layout" draw:line-skew="-8.885cm" svg:x1="6.177cm" svg:y1="11.947cm" svg:x2="26.74cm" svg:y2="16.415cm" draw:start-shape="id12" draw:start-glue-point="1" draw:end-shape="id5" svg:d="M6177 11947h1397v4468h19166" svg:viewBox="0 0 20564 4469">
          <text:p/>
        </draw:connector>
        <draw:connector draw:style-name="gr16" draw:text-style-name="P6" draw:layer="layout" draw:line-skew="-8.885cm" svg:x1="6.177cm" svg:y1="12.973cm" svg:x2="26.74cm" svg:y2="16.415cm" draw:start-shape="id13" draw:end-shape="id5" svg:d="M6177 12973h1397v3442h19166" svg:viewBox="0 0 20564 3443">
          <text:p/>
        </draw:connector>
        <draw:frame draw:style-name="gr17" draw:text-style-name="P3" draw:layer="layout" svg:width="0.697cm" svg:height="0.641cm" svg:x="6.396cm" svg:y="1.783cm">
          <draw:text-box>
            <text:p><text:span text:style-name="T2">0</text:span></text:p>
          </draw:text-box>
        </draw:frame>
        <draw:frame draw:style-name="gr17" draw:text-style-name="P3" draw:layer="layout" svg:width="0.697cm" svg:height="0.641cm" svg:x="6.397cm" svg:y="2.884cm">
          <draw:text-box>
            <text:p><text:span text:style-name="T2">0</text:span></text:p>
          </draw:text-box>
        </draw:frame>
        <draw:frame draw:style-name="gr17" draw:text-style-name="P3" draw:layer="layout" svg:width="0.697cm" svg:height="0.641cm" svg:x="6.398cm" svg:y="3.985cm">
          <draw:text-box>
            <text:p><text:span text:style-name="T2">0</text:span></text:p>
          </draw:text-box>
        </draw:frame>
        <draw:frame draw:style-name="gr17" draw:text-style-name="P3" draw:layer="layout" svg:width="0.697cm" svg:height="0.641cm" svg:x="6.398cm" svg:y="8.385cm">
          <draw:text-box>
            <text:p><text:span text:style-name="T2">0</text:span></text:p>
          </draw:text-box>
        </draw:frame>
        <draw:frame draw:style-name="gr17" draw:text-style-name="P3" draw:layer="layout" svg:width="0.697cm" svg:height="0.641cm" svg:x="6.399cm" svg:y="9.386cm">
          <draw:text-box>
            <text:p><text:span text:style-name="T2">0</text:span></text:p>
          </draw:text-box>
        </draw:frame>
        <draw:frame draw:style-name="gr17" draw:text-style-name="P3" draw:layer="layout" svg:width="0.697cm" svg:height="0.641cm" svg:x="6.399cm" svg:y="11.386cm">
          <draw:text-box>
            <text:p><text:span text:style-name="T2">0</text:span></text:p>
          </draw:text-box>
        </draw:frame>
        <draw:frame draw:style-name="gr17" draw:text-style-name="P3" draw:layer="layout" svg:width="0.697cm" svg:height="0.641cm" svg:x="6.4cm" svg:y="12.387cm">
          <draw:text-box>
            <text:p><text:span text:style-name="T2">0</text:span></text:p>
          </draw:text-box>
        </draw:frame>
        <draw:frame draw:style-name="gr17" draw:text-style-name="P3" draw:layer="layout" svg:width="0.697cm" svg:height="0.641cm" svg:x="6.401cm" svg:y="15.588cm">
          <draw:text-box>
            <text:p><text:span text:style-name="T2">0</text:span></text:p>
          </draw:text-box>
        </draw:frame>
        <draw:custom-shape draw:style-name="gr9" draw:text-style-name="P4" xml:id="id15" draw:id="id15" draw:layer="layout" svg:width="4.318cm" svg:height="0.889cm" svg:x="1.843cm" svg:y="18.842cm">
          <text:p text:style-name="P1"><text:span text:style-name="T3">WebDAV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line-skew="-8.893cm" svg:x1="6.161cm" svg:y1="19.286cm" svg:x2="26.74cm" svg:y2="16.415cm" draw:start-shape="id15" draw:end-shape="id5" svg:d="M6161 19286h1397v-2871h19182" svg:viewBox="0 0 20580 2872">
          <text:p/>
        </draw:connector>
        <draw:frame draw:style-name="gr17" draw:text-style-name="P3" draw:layer="layout" svg:width="0.697cm" svg:height="0.641cm" svg:x="6.402cm" svg:y="18.689cm">
          <draw:text-box>
            <text:p><text:span text:style-name="T2">0</text:span></text:p>
          </draw:text-box>
        </draw:frame>
        <draw:frame draw:style-name="gr18" draw:text-style-name="P7" draw:layer="layout" svg:width="4.198cm" svg:height="1.187cm" svg:x="34.358cm" svg:y="18.873cm">
          <draw:text-box>
            <text:p><text:span text:style-name="T6">Justin Paul</text:span></text:p>
          </draw:text-box>
        </draw:frame>
        <draw:connector draw:style-name="gr19" draw:text-style-name="P1" draw:layer="layout" draw:type="line" svg:x1="29.026cm" svg:y1="13.431cm" svg:x2="29.026cm" svg:y2="15.59cm" draw:start-shape="id4" draw:start-glue-point="2" draw:end-shape="id5" draw:end-glue-point="0" svg:d="M29026 13431v2159" svg:viewBox="0 0 1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12:17:29.877517000</meta:creation-date>
    <dc:date>2015-03-16T10:59:50.429358000</dc:date>
    <meta:editing-duration>PT1H7S</meta:editing-duration>
    <meta:editing-cycles>15</meta:editing-cycles>
    <meta:generator>LibreOffice/4.3.5.2$MacOSX_X86_64 LibreOffice_project/3a87456aaa6a95c63eea1c1b3201acedf0751bd5</meta:generator>
    <meta:document-statistic meta:object-count="61"/>
  </office:meta>
</office:document-meta>
</file>